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rbel" svg:font-family="Corbe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fo:font-size="12pt" officeooo:rsid="00195252" officeooo:paragraph-rsid="001b319b" style:font-size-asian="12pt" style:font-size-complex="12pt"/>
    </style:style>
    <style:style style:name="P2" style:family="paragraph" style:parent-style-name="Standard">
      <style:paragraph-properties fo:text-align="start" style:justify-single-word="false"/>
      <style:text-properties fo:color="#000000" fo:font-size="12pt" officeooo:rsid="00195252" officeooo:paragraph-rsid="001b319b" style:font-size-asian="12pt" style:font-size-complex="12pt"/>
    </style:style>
    <style:style style:name="P3" style:family="paragraph" style:parent-style-name="Standard">
      <style:paragraph-properties fo:text-align="start" style:justify-single-word="false"/>
      <style:text-properties fo:color="#000000" fo:font-size="12pt" officeooo:rsid="001d21e7" officeooo:paragraph-rsid="001d7a2f" style:font-size-asian="12pt" style:font-size-complex="12pt"/>
    </style:style>
    <style:style style:name="P4" style:family="paragraph" style:parent-style-name="Standard">
      <style:paragraph-properties fo:text-align="start" style:justify-single-word="false"/>
      <style:text-properties fo:color="#000000" fo:font-size="12pt" officeooo:rsid="001d21e7" officeooo:paragraph-rsid="001d21e7" style:font-size-asian="12pt" style:font-size-complex="12pt"/>
    </style:style>
    <style:style style:name="P5" style:family="paragraph" style:parent-style-name="Standard">
      <style:paragraph-properties fo:text-align="start" style:justify-single-word="false"/>
      <style:text-properties fo:color="#000000" fo:font-size="12pt" officeooo:rsid="001d21e7" officeooo:paragraph-rsid="001e1ae0" style:font-size-asian="12pt" style:font-size-complex="12pt"/>
    </style:style>
    <style:style style:name="P6" style:family="paragraph" style:parent-style-name="Standard" style:list-style-name="L1">
      <style:paragraph-properties fo:text-align="start" style:justify-single-word="false"/>
      <style:text-properties fo:color="#000000" fo:font-size="12pt" officeooo:paragraph-rsid="002017cf" style:font-size-asian="12pt" style:font-size-complex="12pt"/>
    </style:style>
    <style:style style:name="P7" style:family="paragraph" style:parent-style-name="Standard">
      <style:paragraph-properties fo:text-align="start" style:justify-single-word="false"/>
      <style:text-properties fo:color="#000000" fo:font-size="12pt" fo:font-weight="bold" officeooo:paragraph-rsid="001b319b"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fo:font-size="12pt" fo:font-weight="bold" officeooo:rsid="00195252" officeooo:paragraph-rsid="001b71b3" style:font-size-asian="12pt" style:font-weight-asian="bold" style:font-size-complex="12pt" style:font-weight-complex="bold"/>
    </style:style>
    <style:style style:name="P9" style:family="paragraph" style:parent-style-name="Standard">
      <style:text-properties fo:color="#000000" fo:font-size="12pt" fo:font-weight="bold" officeooo:rsid="00195252" officeooo:paragraph-rsid="00195252"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fo:font-size="12pt" fo:font-weight="bold" officeooo:rsid="001d21e7" officeooo:paragraph-rsid="001e1ae0"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fo:font-size="12pt" fo:font-weight="bold" officeooo:rsid="001d21e7" officeooo:paragraph-rsid="001edc85"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fo:font-size="12pt" fo:font-weight="bold" officeooo:rsid="001d21e7" officeooo:paragraph-rsid="001d7a2f"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fo:font-size="12pt" fo:font-weight="bold" officeooo:rsid="001d21e7" officeooo:paragraph-rsid="001d21e7"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fo:font-size="12pt" fo:font-weight="normal" officeooo:rsid="001d21e7" officeooo:paragraph-rsid="001edc8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font-weight="normal" officeooo:rsid="001d21e7" officeooo:paragraph-rsid="001e1ae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fo:font-weight="normal" officeooo:rsid="002017cf" officeooo:paragraph-rsid="002017cf"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color="#000000" fo:font-size="12pt" fo:font-weight="normal" officeooo:paragraph-rsid="002017cf" style:font-size-asian="12pt" style:font-weight-asian="normal" style:font-size-complex="12pt" style:font-weight-complex="normal"/>
    </style:style>
    <style:style style:name="P18" style:family="paragraph" style:parent-style-name="Standard">
      <style:paragraph-properties fo:margin-top="0cm" fo:margin-bottom="0.265cm" loext:contextual-spacing="false" style:line-height-at-least="0.794cm" fo:text-align="start" style:justify-single-word="false" fo:orphans="2" fo:widows="2"/>
      <style:text-properties fo:font-variant="normal" fo:text-transform="none" fo:color="#000000" style:font-name="Montserrat" fo:font-size="12pt" fo:letter-spacing="normal" fo:font-style="normal" fo:font-weight="bold" officeooo:paragraph-rsid="001b71b3" style:font-size-asian="12pt" style:font-weight-asian="bold" style:font-size-complex="12pt" style:font-weight-complex="bold"/>
    </style:style>
    <style:style style:name="P19" style:family="paragraph" style:parent-style-name="Text_20_body">
      <style:paragraph-properties fo:text-align="start" style:justify-single-word="false"/>
      <style:text-properties fo:color="#000000" fo:font-size="12pt" officeooo:paragraph-rsid="001b71b3" style:font-size-asian="12pt" style:font-size-complex="12pt"/>
    </style:style>
    <style:style style:name="P20" style:family="paragraph" style:parent-style-name="Text_20_body">
      <style:paragraph-properties fo:text-align="start" style:justify-single-word="false"/>
      <style:text-properties fo:color="#000000" fo:font-size="12pt" officeooo:rsid="00195252" officeooo:paragraph-rsid="001b71b3" style:font-size-asian="12pt" style:font-size-complex="12pt"/>
    </style:style>
    <style:style style:name="P21" style:family="paragraph" style:parent-style-name="Text_20_body">
      <style:paragraph-properties fo:text-align="start" style:justify-single-word="false"/>
      <style:text-properties fo:color="#000000" style:font-name="Liberation Serif" fo:font-size="12pt" officeooo:paragraph-rsid="001b71b3" style:font-size-asian="12pt" style:font-size-complex="12pt"/>
    </style:style>
    <style:style style:name="P22" style:family="paragraph" style:parent-style-name="List_20_Bullet">
      <style:paragraph-properties fo:margin-top="0cm" fo:margin-bottom="0.265cm" loext:contextual-spacing="false" style:line-height-at-least="0.794cm" fo:text-align="start" style:justify-single-word="false" fo:orphans="2" fo:widows="2"/>
      <style:text-properties fo:font-variant="normal" fo:text-transform="none" fo:color="#000000" style:font-name="Liberation Serif" fo:font-size="12pt" fo:letter-spacing="normal" fo:font-style="normal" fo:font-weight="normal" officeooo:paragraph-rsid="001b71b3" style:font-size-asian="12pt" style:font-size-complex="12pt"/>
    </style:style>
    <style:style style:name="P23" style:family="paragraph" style:parent-style-name="Normal_20__28_Web_29_">
      <style:paragraph-properties fo:margin-top="0cm" fo:margin-bottom="0cm" loext:contextual-spacing="false" fo:text-align="start" style:justify-single-word="false"/>
      <style:text-properties fo:color="#000000" style:font-name="Liberation Serif" fo:font-size="12pt" fo:font-weight="bold" officeooo:rsid="00195252" officeooo:paragraph-rsid="001b12df" style:font-name-asian="Corbel" style:font-size-asian="12pt" style:font-weight-asian="bold" style:font-size-complex="12pt" style:font-weight-complex="bold"/>
    </style:style>
    <style:style style:name="P24" style:family="paragraph" style:parent-style-name="Normal_20__28_Web_29_">
      <style:paragraph-properties fo:margin-top="0cm" fo:margin-bottom="0cm" loext:contextual-spacing="false" fo:text-align="justify" style:justify-single-word="false"/>
      <style:text-properties fo:color="#000000" fo:font-size="12pt" officeooo:rsid="00195252" officeooo:paragraph-rsid="001b12df" style:font-size-asian="12pt" style:font-size-complex="12pt"/>
    </style:style>
    <style:style style:name="T1" style:family="text">
      <style:text-properties style:font-name="Liberation Serif" fo:font-size="18pt" fo:font-weight="bold" style:font-name-asian="Corbel" style:font-size-asian="18pt" style:font-weight-asian="bold" style:font-size-complex="18pt" style:font-weight-complex="bold"/>
    </style:style>
    <style:style style:name="T2" style:family="text">
      <style:text-properties style:font-name="Liberation Serif" fo:font-size="24pt" fo:font-weight="bold" style:font-name-asian="Corbel" style:font-size-asian="24pt" style:font-weight-asian="bold" style:font-size-complex="24pt" style:font-weight-complex="bold"/>
    </style:style>
    <style:style style:name="T3" style:family="text">
      <style:text-properties style:font-name="Liberation Serif" style:font-name-asian="Corbel"/>
    </style:style>
    <style:style style:name="T4" style:family="text">
      <style:text-properties style:font-name="Liberation Serif" fo:font-weight="bold" style:font-name-asian="Corbel" style:font-weight-asian="bold" style:font-weight-complex="bold"/>
    </style:style>
    <style:style style:name="T5" style:family="text">
      <style:text-properties style:font-name="Liberation Serif" fo:font-weight="bold" officeooo:rsid="0028386d" style:font-name-asian="Corbel" style:font-weight-asian="bold" style:font-weight-complex="bold"/>
    </style:style>
    <style:style style:name="T6" style:family="text">
      <style:text-properties style:font-name="Liberation Serif" fo:font-size="14pt" fo:font-weight="bold" style:font-name-asian="Corbel" style:font-size-asian="14pt" style:font-weight-asian="bold" style:font-size-complex="14pt" style:font-weight-complex="bold"/>
    </style:style>
    <style:style style:name="T7" style:family="text">
      <style:text-properties fo:font-variant="normal" fo:text-transform="none" fo:color="#676f7e" style:font-name="Montserrat" fo:font-size="12pt" fo:letter-spacing="normal" fo:font-style="normal" fo:font-weight="normal" officeooo:rsid="00195252"/>
    </style:style>
    <style:style style:name="T8" style:family="text">
      <style:text-properties fo:font-variant="normal" fo:text-transform="none" fo:color="#676f7e" style:font-name="Montserrat" fo:font-size="12pt" fo:letter-spacing="normal" fo:font-style="normal" fo:font-weight="normal" officeooo:rsid="001b71b3"/>
    </style:style>
    <style:style style:name="T9" style:family="text">
      <style:text-properties fo:font-variant="normal" fo:text-transform="none" fo:color="#676f7e" style:font-name="Montserrat" fo:font-size="12pt" fo:letter-spacing="normal" fo:font-style="normal" fo:font-weight="normal" officeooo:rsid="001edc85"/>
    </style:style>
    <style:style style:name="T10" style:family="text">
      <style:text-properties fo:font-variant="normal" fo:text-transform="none" style:font-name="Montserrat" fo:font-size="12pt" fo:letter-spacing="normal" fo:font-style="normal" fo:font-weight="normal" officeooo:rsid="00195252"/>
    </style:style>
    <style:style style:name="T11" style:family="text">
      <style:text-properties fo:font-variant="normal" fo:text-transform="none" style:font-name="Montserrat" fo:font-size="12pt" fo:letter-spacing="normal" fo:font-style="normal" fo:font-weight="normal" officeooo:rsid="001edc85"/>
    </style:style>
    <style:style style:name="T12" style:family="text">
      <style:text-properties fo:font-variant="normal" fo:text-transform="none" style:font-name="Montserrat" fo:font-size="12pt" fo:letter-spacing="normal" fo:font-style="normal" fo:font-weight="normal" officeooo:rsid="001b71b3"/>
    </style:style>
    <style:style style:name="T13" style:family="text">
      <style:text-properties fo:font-variant="normal" fo:text-transform="none" style:font-name="Montserrat" fo:letter-spacing="normal" fo:font-style="normal" fo:font-weight="normal"/>
    </style:style>
    <style:style style:name="T14" style:family="text">
      <style:text-properties fo:font-variant="normal" fo:text-transform="none" style:font-name="Montserrat" fo:letter-spacing="normal" fo:font-style="normal" fo:font-weight="normal" officeooo:rsid="00195252"/>
    </style:style>
    <style:style style:name="T15" style:family="text">
      <style:text-properties fo:font-variant="normal" fo:text-transform="none" style:font-name="Montserrat" fo:letter-spacing="normal" fo:font-style="normal" fo:font-weight="normal" officeooo:rsid="001edc85"/>
    </style:style>
    <style:style style:name="T16" style:family="text">
      <style:text-properties fo:font-variant="normal" fo:text-transform="none" style:font-name="Montserrat" fo:letter-spacing="normal" fo:font-style="normal" fo:font-weight="normal" officeooo:rsid="001b71b3"/>
    </style:style>
    <style:style style:name="T17" style:family="text">
      <style:text-properties fo:font-variant="normal" fo:text-transform="none" style:font-name="Liberation Serif" fo:letter-spacing="normal" fo:font-style="normal" fo:font-weight="normal" officeooo:rsid="001edc85"/>
    </style:style>
    <style:style style:name="T18" style:family="text">
      <style:text-properties fo:font-variant="normal" fo:text-transform="none" style:font-name="Liberation Serif" fo:letter-spacing="normal" fo:font-style="normal" fo:font-weight="normal" officeooo:rsid="001b71b3"/>
    </style:style>
    <style:style style:name="T19" style:family="text">
      <style:text-properties fo:font-variant="normal" fo:text-transform="none" style:font-name="Liberation Serif" fo:letter-spacing="normal" fo:font-style="normal" fo:font-weight="normal" officeooo:rsid="00195252"/>
    </style:style>
    <style:style style:name="T20" style:family="text">
      <style:text-properties fo:font-variant="normal" fo:text-transform="none" fo:letter-spacing="normal" fo:font-style="normal" fo:font-weight="normal" officeooo:rsid="00195252"/>
    </style:style>
    <style:style style:name="T21" style:family="text">
      <style:text-properties fo:font-variant="normal" fo:text-transform="none" fo:letter-spacing="normal" fo:font-style="normal" fo:font-weight="normal" officeooo:rsid="001edc85"/>
    </style:style>
    <style:style style:name="T22" style:family="text">
      <style:text-properties officeooo:rsid="001d7a2f"/>
    </style:style>
    <style:style style:name="T23" style:family="text">
      <style:text-properties officeooo:rsid="001e1ae0"/>
    </style:style>
    <style:style style:name="T24" style:family="text">
      <style:text-properties officeooo:rsid="001edc85"/>
    </style:style>
    <style:style style:name="T25" style:family="text">
      <style:text-properties fo:font-size="16pt" fo:font-weight="bold" officeooo:rsid="002017cf" style:font-size-asian="16pt" style:font-weight-asian="bold" style:font-size-complex="16pt" style:font-weight-complex="bold"/>
    </style:style>
    <style:style style:name="T26" style:family="text">
      <style:text-properties fo:font-size="16pt" officeooo:rsid="002017cf" style:font-size-asian="16pt" style:font-size-complex="16pt"/>
    </style:style>
    <style:style style:name="T27" style:family="text">
      <style:text-properties fo:font-size="16pt" fo:font-weight="normal" officeooo:rsid="002017cf" style:font-size-asian="16pt" style:font-weight-asian="normal" style:font-size-complex="16pt" style:font-weight-complex="normal"/>
    </style:style>
    <style:style style:name="T28" style:family="text">
      <style:text-properties officeooo:rsid="002017cf"/>
    </style:style>
    <style:style style:name="T29" style:family="text">
      <style:text-properties fo:font-weight="normal" officeooo:rsid="002017cf" style:font-weight-asian="normal" style:font-weight-complex="normal"/>
    </style:style>
    <style:style style:name="T3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text:span text:style-name="T4"><text:s text:c="54"/></text:span><text:span text:style-name="T1"><text:s/>E’Bazaar Site</text:span></text:p>
      <text:p text:style-name="P23"/>
      <text:p text:style-name="P23">Business Analysis:</text:p>
      <text:p text:style-name="P23"/>
      <text:p text:style-name="P1">The e-commerce is one of the biggest things that have taken the Indian business by strom. It is creating an entire new economy , which has a huge potential and is fundamentally changing the way business are done. <text:span text:style-name="T3"><text:s/>Joining as vendors in these sites is not an option for many due to rules, restriction and less profit. So the Trade Union of Small scale and Retail Companies has decided to create their own E-Commerce site for their members. The members of the union sell various products in almost all categories. With this E’Bazaar site those vendors can sell their products at their price and convenience. In E’Bazaar site, the customers can buy any kind of product in the same place from their local vendors. This aims to achieve a comfortable place for both vendors and their customers.</text:span></text:p>
      <text:p text:style-name="P1"><text:span text:style-name="T3"/></text:p>
      <text:p text:style-name="P1"><text:s/></text:p>
      <text:p text:style-name="P7">Business Objectives:</text:p>
      <text:p text:style-name="P20"><text:span text:style-name="T13"><text:s text:c="2"/></text:span></text:p>
      <text:p text:style-name="P19"><text:span text:style-name="T14"><text:s text:c="4"/></text:span><text:span text:style-name="T17">a</text:span><text:span text:style-name="T18">.</text:span><text:span text:style-name="T19"> <text:s/>Promoting a service or product online.</text:span></text:p>
      <text:p text:style-name="P21"><text:span text:style-name="T20"><text:s text:c="4"/></text:span><text:span text:style-name="T21">b</text:span><text:span text:style-name="T20">. Selling a service or product.</text:span></text:p>
      <text:p text:style-name="P21"><text:span text:style-name="T20"><text:s text:c="4"/></text:span><text:span text:style-name="T21">c</text:span><text:span text:style-name="T20">. Providing product support or customer service.</text:span></text:p>
      <text:p text:style-name="P21"><text:span text:style-name="T20"><text:s text:c="4"/></text:span><text:span text:style-name="T21">d</text:span><text:span text:style-name="T20">. Providing corporate information.</text:span></text:p>
      <text:p text:style-name="P21"><text:span text:style-name="T20"><text:s text:c="4"/></text:span><text:span text:style-name="T21">e</text:span><text:span text:style-name="T20">. Establishing brand awareness and corporate identity.</text:span></text:p>
      <text:p text:style-name="P21"><text:span text:style-name="T20"><text:s text:c="4"/></text:span><text:span text:style-name="T21">f</text:span><text:span text:style-name="T20">. Customer Convenience</text:span></text:p>
      <text:p text:style-name="P21"><text:span text:style-name="T20"><text:s text:c="4"/></text:span><text:span text:style-name="T21">g</text:span><text:span text:style-name="T20">. Customer/Vendor Profit</text:span></text:p>
      <text:p text:style-name="P21"><text:span text:style-name="T20"><text:s text:c="4"/></text:span><text:span text:style-name="T21">h</text:span><text:span text:style-name="T20">. Support of Local Vendors</text:span></text:p>
      <text:p text:style-name="P21"><text:span text:style-name="T20"><text:s text:c="4"/></text:span><text:span text:style-name="T21">i</text:span><text:span text:style-name="T20">. Variety of Products at a Single place</text:span></text:p>
      <text:p text:style-name="P22"/>
      <text:p text:style-name="P18">Functional Requirements:</text:p>
      <text:p text:style-name="P2"/>
      <text:p text:style-name="P8">For Admin:</text:p>
      <text:p text:style-name="P8"/>
      <text:p text:style-name="P8"/>
      <text:p text:style-name="P12">Data management: </text:p>
      <text:p text:style-name="P12"/>
      <text:p text:style-name="P3">contro<text:span text:style-name="T22">l </text:span>the database and keep track of all records of customers and emp!oyee details</text:p>
      <text:p text:style-name="P4"/>
      <text:p text:style-name="P4"/>
      <text:p text:style-name="P4"/>
      <text:p text:style-name="P13">Contact and Giving Permission to Vendors:</text:p>
      <text:p text:style-name="P13"/>
      <text:p text:style-name="P4"><text:s/>Contact with the vendors and give permission to sell their product under the site after testing the <text:s/>product's quality.</text:p>
      <text:p text:style-name="P4"><text:soft-page-break/></text:p>
      <text:p text:style-name="P4"/>
      <text:p text:style-name="P13">View all details:</text:p>
      <text:p text:style-name="P13"/>
      <text:p text:style-name="P4">View the details of all employees and control the whole site.</text:p>
      <text:p text:style-name="P4"/>
      <text:p text:style-name="P13">Advertising the Site:</text:p>
      <text:p text:style-name="P13"/>
      <text:p text:style-name="P4"><text:s/>Responsible for making advertisements for the site.</text:p>
      <text:p text:style-name="P4"/>
      <text:p text:style-name="P10">For Vendors:</text:p>
      <text:p text:style-name="P10"/>
      <text:p text:style-name="P5"><text:span text:style-name="T23">a)Letting the </text:span><text:s/>vendor to register.</text:p>
      <text:p text:style-name="P5"/>
      <text:p text:style-name="P5"><text:span text:style-name="T23">b)</text:span>Vendor can register their shop and ask for admin approval.</text:p>
      <text:p text:style-name="P5"/>
      <text:p text:style-name="P5"><text:span text:style-name="T23">c)</text:span>After admin approval, vendor can open their profile.</text:p>
      <text:p text:style-name="P5"/>
      <text:p text:style-name="P5"><text:span text:style-name="T23">d)</text:span>The system shall provide the facility for registered vendor to add their products.</text:p>
      <text:p text:style-name="P5"/>
      <text:p text:style-name="P5"><text:span text:style-name="T23">e)</text:span>Vendor can add/edit any product details of product available.</text:p>
      <text:p text:style-name="P5">The system shall provide the facility for vendor to change status of their products.</text:p>
      <text:p text:style-name="P5"/>
      <text:p text:style-name="P5"><text:span text:style-name="T23">f)</text:span>Vendor can change number of product available.</text:p>
      <text:p text:style-name="P5"/>
      <text:p text:style-name="P5"><text:span text:style-name="T23">g)</text:span>The system shall provide the facility for registered vendor to view their orders.</text:p>
      <text:p text:style-name="P5"/>
      <text:p text:style-name="P5"><text:span text:style-name="T24">h)</text:span>Vendor can view the current/previous orders placed to them.</text:p>
      <text:p text:style-name="P5"/>
      <text:p text:style-name="P5"><text:span text:style-name="T24">i)</text:span>Vendor can also view the total sale amount for each month/term.</text:p>
      <text:p text:style-name="P5"/>
      <text:p text:style-name="P11"/>
      <text:p text:style-name="P11"/>
      <text:p text:style-name="P11"/>
      <text:p text:style-name="P11">For Users:</text:p>
      <text:p text:style-name="P14"/>
      <text:p text:style-name="P16">There are 3 types of user of this software</text:p>
      <text:p text:style-name="P16"/>
      <text:p text:style-name="P16">1.General public</text:p>
      <text:p text:style-name="P16"/>
      <text:p text:style-name="P16">2. Customers</text:p>
      <text:p text:style-name="P16"/>
      <text:p text:style-name="P16">3.Administrator</text:p>
      <text:p text:style-name="P16"/>
      <text:p text:style-name="P16">1. <text:span text:style-name="T30">General public </text:span>: can use the system to see the product, their prices and Quandtity available.</text:p>
      <text:p text:style-name="P16">General user can not buy the products</text:p>
      <text:p text:style-name="P16"/>
      <text:p text:style-name="P16">2. <text:span text:style-name="T30">Customers : </text:span>are using for viewing and buying the products</text:p>
      <text:p text:style-name="P16"/>
      <text:p text:style-name="P16">customer can also write feedbacks for products and services</text:p>
      <text:p text:style-name="P16"/>
      <text:p text:style-name="P16">3. <text:span text:style-name="T30">Administrator :</text:span> can add, edit <text:s/>&amp; delete products and provide services to the customer.</text:p>
      <text:p text:style-name="P16"><text:soft-page-break/></text:p>
      <text:p text:style-name="P16"><text:s text:c="4"/>Administrator can see the daily sell. Can also see the feedback given by the customer.</text:p>
      <text:p text:style-name="P16"/>
      <text:p text:style-name="P16"><text:s text:c="7"/>Administrator <text:s/>maintaining the deliveries</text:p>
      <text:p text:style-name="P16"/>
      <text:p text:style-name="P16"/>
      <text:list xml:id="list4086877338" text:style-name="L1">
        <text:list-item>
          <text:p text:style-name="P17"><text:span text:style-name="T28">The System shall provide the facility for user signup/login</text:span></text:p>
        </text:list-item>
      </text:list>
      <text:p text:style-name="P16"/>
      <text:list xml:id="list150922046297588" text:continue-numbering="true" text:style-name="L1">
        <text:list-item>
          <text:p text:style-name="P17"><text:span text:style-name="T28">Any new user can signup by giving necessary details.</text:span></text:p>
        </text:list-item>
      </text:list>
      <text:p text:style-name="P16"/>
      <text:list xml:id="list150922046297260" text:continue-numbering="true" text:style-name="L1">
        <text:list-item>
          <text:p text:style-name="P17"><text:span text:style-name="T28"><text:s/>Already existing users can login directly.</text:span></text:p>
        </text:list-item>
      </text:list>
      <text:p text:style-name="P16"/>
      <text:list xml:id="list150920119338805" text:continue-numbering="true" text:style-name="L1">
        <text:list-item>
          <text:p text:style-name="P17"><text:span text:style-name="T28"><text:s/>The system shall provide the facility to view/edit user profile.</text:span></text:p>
        </text:list-item>
      </text:list>
      <text:p text:style-name="P16"/>
      <text:list xml:id="list150920975908373" text:continue-numbering="true" text:style-name="L1">
        <text:list-item>
          <text:p text:style-name="P17"><text:span text:style-name="T28">User can view/edit their personal details at any time.</text:span></text:p>
        </text:list-item>
      </text:list>
      <text:p text:style-name="P16"/>
      <text:list xml:id="list150919982254562" text:continue-numbering="true" text:style-name="L1">
        <text:list-item>
          <text:p text:style-name="P17"><text:span text:style-name="T28">The system shall provide the facility for user to view previous history.</text:span></text:p>
        </text:list-item>
      </text:list>
      <text:p text:style-name="P16"/>
      <text:list xml:id="list150921399417095" text:continue-numbering="true" text:style-name="L1">
        <text:list-item>
          <text:p text:style-name="P17"><text:span text:style-name="T28">User can view their order history at any time.</text:span></text:p>
        </text:list-item>
      </text:list>
      <text:p text:style-name="P16"/>
      <text:list xml:id="list150920587038661" text:continue-numbering="true" text:style-name="L1">
        <text:list-item>
          <text:p text:style-name="P17"><text:span text:style-name="T28">User can repeat their order (from the past) at any time..</text:span></text:p>
        </text:list-item>
      </text:list>
      <text:p text:style-name="P16"/>
      <text:list xml:id="list150921638549236" text:continue-numbering="true" text:style-name="L1">
        <text:list-item>
          <text:p text:style-name="P6"><text:span text:style-name="T29">The system shall provide the facility for user to add/edit address for delivery.</text:span></text:p>
        </text:list-item>
      </text:list>
      <text:p text:style-name="P16"/>
      <text:list xml:id="list150920446585848" text:continue-numbering="true" text:style-name="L1">
        <text:list-item>
          <text:p text:style-name="P6"><text:span text:style-name="T29">User can create new/ edit existing delivery address at any time.</text:span></text:p>
        </text:list-item>
      </text:list>
      <text:p text:style-name="P16"/>
      <text:list xml:id="list150920667610163" text:continue-numbering="true" text:style-name="L1">
        <text:list-item>
          <text:p text:style-name="P6"><text:span text:style-name="T29">The system shall provide the facility for users to search product.</text:span></text:p>
        </text:list-item>
      </text:list>
      <text:p text:style-name="P16"/>
      <text:list xml:id="list150921564943060" text:continue-numbering="true" text:style-name="L1">
        <text:list-item>
          <text:p text:style-name="P6"><text:span text:style-name="T29">Users can search products in the site with category along with many constraints as price range and product specifications.</text:span></text:p>
        </text:list-item>
      </text:list>
      <text:p text:style-name="P16"/>
      <text:list xml:id="list150921004121025" text:continue-numbering="true" text:style-name="L1">
        <text:list-item>
          <text:p text:style-name="P6"><text:span text:style-name="T29">The system shall provide the facility for users to sort product.</text:span></text:p>
        </text:list-item>
      </text:list>
      <text:p text:style-name="P16"/>
      <text:list xml:id="list150921453542341" text:continue-numbering="true" text:style-name="L1">
        <text:list-item>
          <text:p text:style-name="P6"><text:span text:style-name="T29">Users can sort the resulting products according to price, rating, delivery time, etc.</text:span></text:p>
        </text:list-item>
      </text:list>
      <text:p text:style-name="P16"/>
      <text:list xml:id="list150921638029289" text:continue-numbering="true" text:style-name="L1">
        <text:list-item>
          <text:p text:style-name="P6"><text:span text:style-name="T29">The system shall provide the facility for users to book product.</text:span></text:p>
        </text:list-item>
      </text:list>
      <text:p text:style-name="P16"/>
      <text:list xml:id="list150920355207011" text:continue-numbering="true" text:style-name="L1">
        <text:list-item>
          <text:p text:style-name="P6"><text:span text:style-name="T29">Users can book the product to be delivered to them at specific saved address.</text:span></text:p>
        </text:list-item>
      </text:list>
      <text:p text:style-name="P16"/>
      <text:list xml:id="list150921520318681" text:continue-numbering="true" text:style-name="L1">
        <text:list-item>
          <text:p text:style-name="P6"><text:span text:style-name="T29">The system shall provide the facility for users to track the delivery.</text:span></text:p>
        </text:list-item>
      </text:list>
      <text:p text:style-name="P16"/>
      <text:list xml:id="list150920575092055" text:continue-numbering="true" text:style-name="L1">
        <text:list-item>
          <text:p text:style-name="P6"><text:span text:style-name="T29">Users can track the status their delivery package.</text:span></text:p>
        </text:list-item>
      </text:list>
      <text:p text:style-name="P16"/>
      <text:list xml:id="list150921106012282" text:continue-numbering="true" text:style-name="L1">
        <text:list-item>
          <text:p text:style-name="P6"><text:span text:style-name="T29">The system shall provide the facility for users to rate/review the product.</text:span></text:p>
        </text:list-item>
      </text:list>
      <text:p text:style-name="P16"/>
      <text:list xml:id="list150921285172431" text:continue-numbering="true" text:style-name="L1">
        <text:list-item>
          <text:p text:style-name="P6"><text:span text:style-name="T29">Users can rate and review the products and the vendor of the product after purchase.</text:span></text:p>
        </text:list-item>
      </text:list>
      <text:p text:style-name="P15"/>
      <text:p text:style-name="P15"/>
      <text:p text:style-name="P8"/>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rbel" svg:font-family="Corbe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List_20_Bullet" style:display-name="List Bullet" style:family="paragraph" style:parent-style-name="Standard" style:default-outline-level="">
      <style:paragraph-properties fo:margin-top="0.176cm" fo:margin-bottom="0cm" loext:contextual-spacing="false" fo:line-height="100%"/>
      <style:text-properties fo:text-transform="uppercase" fo:color="#405665"/>
    </style:style>
    <style:style style:name="Numbering_20_Symbols" style:display-name="Numbering Symbols" style:family="text"/>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ListLabel_20_4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ListLabel_20_4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4:14:54.157248809</meta:creation-date>
    <meta:editing-duration>PT32M42S</meta:editing-duration>
    <meta:editing-cycles>8</meta:editing-cycles>
    <meta:generator>LibreOffice/6.0.7.3$Linux_X86_64 LibreOffice_project/00m0$Build-3</meta:generator>
    <dc:date>2019-06-11T15:09:19.721670014</dc:date>
    <meta:document-statistic meta:table-count="0" meta:image-count="0" meta:object-count="0" meta:page-count="3" meta:paragraph-count="68" meta:word-count="702" meta:character-count="4299" meta:non-whitespace-character-count="3567"/>
  </office:meta>
</office:document-meta>
</file>